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31A708F2938FA32B4A6.png" manifest:media-type="image/png"/>
  <manifest:file-entry manifest:full-path="Pictures/100000000000033C0000026DFE0BE24429D9C536.png" manifest:media-type="image/png"/>
  <manifest:file-entry manifest:full-path="Pictures/1000020100000500000002D03918081590A75FCF.png" manifest:media-type="image/png"/>
  <manifest:file-entry manifest:full-path="Pictures/1000020100000500000002D0F25E20EA381A5EBD.png" manifest:media-type="image/png"/>
  <manifest:file-entry manifest:full-path="Pictures/10000000000000580000001F05AC5E64C9D37ACD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print_20_Plans-title">
      <style:graphic-properties fo:min-height="2.6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  <style:text-properties fo:color="#ffffff" loext:opacity="100%"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3.6cm" svg:x="1.4cm" svg:y="2.25cm" presentation:class="title">
          <draw:text-box>
            <text:p text:style-name="P1">Proiect Ularu Dana </text:p>
          </draw:text-box>
        </draw:frame>
        <draw:frame presentation:style-name="pr2" draw:text-style-name="P3" draw:layer="layout" svg:width="25.199cm" svg:height="7.65cm" svg:x="1.471cm" svg:y="6.32cm" presentation:class="subtitle" presentation:user-transformed="true">
          <draw:text-box>
            <text:p text:style-name="P2">Descompunerea unui nr in factori primi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placeholder="true" presentation:user-transformed="true">
          <draw:text-box/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Numim numar prim orice numar natural mai mare decat 1,care are numai divizori improprii.Numerele prime sunt:2;3;5;7;11;13;17;19;23;29;31</text:p>
              </text:list-item>
              <text:list-item>
                <text:p text:style-name="P1">Obs.:Singurul nr.prim si par este 2.</text:p>
              </text:list-item>
              <text:list-item>
                <text:p text:style-name="P1">Pentru a afla daca un numar este prim sau nu,il descompunem in factori primi,adica il impartim la toate numerele prime cu care este divizibil.</text:p>
              </text:list-item>
              <text:list-item>
                <text:p text:style-name="P1">Daca este divizibil doar cu 1 si cu el insusi,atunci numarul este prim(deci nu se poate descompune in factori primi)</text:p>
              </text:list-item>
              <text:list-item>
                <text:p text:style-name="P1"/>
              </text:list-item>
              <text:list-item>
                <text:p text:style-name="P1">NUmerele prime se folosesc si in criptografie si exista multe probleme faimoase(de exemplu conjectura lui goldbach care, daca un orice numar par</text:p>
              </text:list-item>
              <text:list-item>
                <text:p text:style-name="P1"><text:s/>este suma de doua numere prime, inca nu a fost rezolvata), ipoteza riemann (rezolvata recent);</text:p>
              </text:list-item>
              <text:list-item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>
        <draw:frame presentation:style-name="pr7" draw:text-style-name="P5" draw:layer="layout" svg:width="19.999cm" svg:height="2.63cm" svg:x="6.6cm" svg:y="6.6cm" presentation:class="title" presentation:user-transformed="true">
          <draw:text-box>
            <text:p><text:span text:style-name="T1">This work is licensed under a Creative Commons Attribution-ShareAlike 3.0 Unported License.</text:span><text:span text:style-name="T1"><text:line-break/></text:span><text:span text:style-name="T1">It makes use of the works of Mateus Machado Luna.</text:span></text:p>
          </draw:text-box>
        </draw:frame>
        <draw:frame draw:style-name="gr2" draw:text-style-name="P6" draw:layer="layout" svg:width="2.327cm" svg:height="0.819cm" svg:x="2.267cm" svg:y="7.545cm">
          <draw:image xlink:href="Pictures/10000000000000580000001F05AC5E64C9D37AC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lueprint_5f_Plans-first-bg" draw:display-name="Blueprint_Plans-first-bg" xlink:href="Pictures/10000000000004220000031A708F2938FA32B4A6.png" xlink:type="simple" xlink:show="embed" xlink:actuate="onLoad"/>
    <draw:fill-image draw:name="Blueprint_5f_Plans-first-bg-wide" draw:display-name="Blueprint_Plans-first-bg-wide" xlink:href="Pictures/1000020100000500000002D03918081590A75FCF.png" xlink:type="simple" xlink:show="embed" xlink:actuate="onLoad"/>
    <draw:fill-image draw:name="Blueprint_5f_Plans-second-bg" draw:display-name="Blueprint_Plans-second-bg" xlink:href="Pictures/100000000000033C0000026DFE0BE24429D9C536.png" xlink:type="simple" xlink:show="embed" xlink:actuate="onLoad"/>
    <draw:fill-image draw:name="Blueprint_5f_Plans-second-bg-wide" draw:display-name="Blueprint_Plans-second-bg-wide" xlink:href="Pictures/1000020100000500000002D0F25E20EA381A5EB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31T22:43:25.571000000</meta:creation-date>
    <meta:editing-duration>PT5M30S</meta:editing-duration>
    <meta:editing-cycles>2</meta:editing-cycles>
    <meta:generator>LibreOffice/7.0.5.2$Windows_X86_64 LibreOffice_project/64390860c6cd0aca4beafafcfd84613dd9dfb63a</meta:generator>
    <dc:title>Blueprint Plans</dc:title>
    <dc:date>2021-05-31T22:48:55.908000000</dc:date>
    <meta:document-statistic meta:object-count="66"/>
  </office:meta>
</office:document-meta>
</file>